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text-properties text:paragraph-rsid="00079f59"/>
    </style:style>
    <style:style style:name="T1" style:family="text">
      <style:text-properties text:rsid="00079f59"/>
    </style:style>
    <style:style style:name="T2" style:family="text">
      <style:text-properties fo:letter-spacing="-0.028in" text:rsid="00079f59"/>
    </style:style>
    <style:style style:name="T3" style:family="text">
      <style:text-properties fo:letter-spacing="0.0555in" text:rsid="00079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 with spacing changes: </text:span><text:span text:style-name="T2">condensed</text:span><text:span text:style-name="T1">, </text:span><text:span text:style-name="T3">expand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HK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0.5pt" style:language-asian="zh" style:country-asian="HK" style:font-name-complex="Arial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édric Bosdonnat</meta:initial-creator>
    <meta:creation-date>2010-04-26T16:14:57</meta:creation-date>
    <meta:document-statistic meta:table-count="0" meta:image-count="0" meta:object-count="0" meta:page-count="1" meta:paragraph-count="1" meta:word-count="6" meta:character-count="46"/>
    <dc:date>2010-04-26T16:16:28</dc:date>
    <dc:creator>Cédric Bosdonnat</dc:creator>
    <meta:editing-duration>PT00H01M32S</meta:editing-duration>
    <meta:editing-cycles>1</meta:editing-cycles>
    <meta:generator>OpenOffice.org/3.2$Unix OpenOffice.org_project/320m12$Build-9483</meta:generator>
  </office:meta>
</office:document-meta>
</file>